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001cm" table:align="center"/>
    </style:style>
    <style:style style:name="Table1.A" style:family="table-column">
      <style:table-column-properties style:column-width="2.778cm"/>
    </style:style>
    <style:style style:name="Table1.B" style:family="table-column">
      <style:table-column-properties style:column-width="3.22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7.999cm" table:align="center"/>
    </style:style>
    <style:style style:name="Table2.A" style:family="table-column">
      <style:table-column-properties style:column-width="1.783cm"/>
    </style:style>
    <style:style style:name="Table2.B" style:family="table-column">
      <style:table-column-properties style:column-width="2.074cm"/>
    </style:style>
    <style:style style:name="Table2.C" style:family="table-column">
      <style:table-column-properties style:column-width="2.069cm"/>
    </style:style>
    <style:style style:name="Table2.D" style:family="table-column">
      <style:table-column-properties style:column-width="2.073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c5b0" officeooo:paragraph-rsid="000dc5b0"/>
    </style:style>
    <style:style style:name="P2" style:family="paragraph" style:parent-style-name="Standard">
      <style:text-properties officeooo:paragraph-rsid="000dc5b0"/>
    </style:style>
    <style:style style:name="P3" style:family="paragraph" style:parent-style-name="Standard">
      <style:text-properties officeooo:paragraph-rsid="000ec9ff"/>
    </style:style>
    <style:style style:name="P4" style:family="paragraph" style:parent-style-name="Standard">
      <style:text-properties officeooo:rsid="000fcfd4" officeooo:paragraph-rsid="000fcfd4"/>
    </style:style>
    <style:style style:name="P5" style:family="paragraph" style:parent-style-name="Standard">
      <style:text-properties officeooo:rsid="00119a09" officeooo:paragraph-rsid="00119a09"/>
    </style:style>
    <style:style style:name="P6" style:family="paragraph" style:parent-style-name="Standard">
      <style:text-properties officeooo:paragraph-rsid="00119a09"/>
    </style:style>
    <style:style style:name="P7" style:family="paragraph" style:parent-style-name="Standard">
      <style:text-properties officeooo:rsid="0014cc3e" officeooo:paragraph-rsid="0014cc3e"/>
    </style:style>
    <style:style style:name="P8" style:family="paragraph" style:parent-style-name="Standard">
      <style:text-properties officeooo:rsid="0014cc3e" officeooo:paragraph-rsid="0015d312"/>
    </style:style>
    <style:style style:name="P9" style:family="paragraph" style:parent-style-name="Standard">
      <style:text-properties officeooo:rsid="0014cc3e" officeooo:paragraph-rsid="0017b9fc"/>
    </style:style>
    <style:style style:name="P10" style:family="paragraph" style:parent-style-name="Standard">
      <style:text-properties officeooo:rsid="0014cc3e" officeooo:paragraph-rsid="0019f485"/>
    </style:style>
    <style:style style:name="P11" style:family="paragraph" style:parent-style-name="Standard">
      <style:text-properties officeooo:rsid="0019f485" officeooo:paragraph-rsid="0019f485"/>
    </style:style>
    <style:style style:name="P12" style:family="paragraph" style:parent-style-name="Standard">
      <style:text-properties officeooo:rsid="0015d312" officeooo:paragraph-rsid="0019f485"/>
    </style:style>
    <style:style style:name="P13" style:family="paragraph" style:parent-style-name="Standard">
      <style:text-properties officeooo:rsid="0017b9fc" officeooo:paragraph-rsid="0017b9fc"/>
    </style:style>
    <style:style style:name="P14" style:family="paragraph" style:parent-style-name="Standard">
      <style:text-properties officeooo:rsid="001b77ef" officeooo:paragraph-rsid="001b77ef"/>
    </style:style>
    <style:style style:name="P15" style:family="paragraph" style:parent-style-name="Standard">
      <style:text-properties officeooo:paragraph-rsid="001b77ef"/>
    </style:style>
    <style:style style:name="P16" style:family="paragraph" style:parent-style-name="Standard">
      <style:text-properties officeooo:paragraph-rsid="001d15a2"/>
    </style:style>
    <style:style style:name="P17" style:family="paragraph" style:parent-style-name="Standard">
      <style:text-properties officeooo:rsid="001e5c09" officeooo:paragraph-rsid="001e5c09"/>
    </style:style>
    <style:style style:name="P18" style:family="paragraph" style:parent-style-name="Standard">
      <style:text-properties officeooo:rsid="001f6da7" officeooo:paragraph-rsid="0019f485"/>
    </style:style>
    <style:style style:name="P19" style:family="paragraph" style:parent-style-name="Standard">
      <style:text-properties officeooo:rsid="001f6da7" officeooo:paragraph-rsid="001f6da7"/>
    </style:style>
    <style:style style:name="P20" style:family="paragraph" style:parent-style-name="Standard">
      <style:text-properties officeooo:rsid="00238de8" officeooo:paragraph-rsid="00238de8"/>
    </style:style>
    <style:style style:name="P21" style:family="paragraph" style:parent-style-name="Standard">
      <style:text-properties officeooo:rsid="00238de8" officeooo:paragraph-rsid="003028b0"/>
    </style:style>
    <style:style style:name="P22" style:family="paragraph" style:parent-style-name="Standard">
      <style:text-properties officeooo:rsid="00238de8" officeooo:paragraph-rsid="003039fa"/>
    </style:style>
    <style:style style:name="P23" style:family="paragraph" style:parent-style-name="Standard">
      <style:text-properties officeooo:rsid="002582d9" officeooo:paragraph-rsid="002582d9"/>
    </style:style>
    <style:style style:name="P24" style:family="paragraph" style:parent-style-name="Standard">
      <style:text-properties officeooo:rsid="002582d9" officeooo:paragraph-rsid="003215d2"/>
    </style:style>
    <style:style style:name="P25" style:family="paragraph" style:parent-style-name="Standard">
      <style:text-properties officeooo:rsid="0025acb7" officeooo:paragraph-rsid="0025acb7"/>
    </style:style>
    <style:style style:name="P26" style:family="paragraph" style:parent-style-name="Standard">
      <style:text-properties officeooo:rsid="0025acb7" officeooo:paragraph-rsid="00292bfa"/>
    </style:style>
    <style:style style:name="P27" style:family="paragraph" style:parent-style-name="Standard">
      <style:text-properties officeooo:rsid="0025acb7" officeooo:paragraph-rsid="002dab80"/>
    </style:style>
    <style:style style:name="P28" style:family="paragraph" style:parent-style-name="Standard">
      <style:text-properties officeooo:rsid="0026277b" officeooo:paragraph-rsid="0026277b"/>
    </style:style>
    <style:style style:name="P29" style:family="paragraph" style:parent-style-name="Standard">
      <style:text-properties officeooo:rsid="002adcdb" officeooo:paragraph-rsid="002adcdb"/>
    </style:style>
    <style:style style:name="P30" style:family="paragraph" style:parent-style-name="Standard">
      <style:text-properties officeooo:rsid="002dab80" officeooo:paragraph-rsid="002dab80"/>
    </style:style>
    <style:style style:name="P31" style:family="paragraph" style:parent-style-name="Standard">
      <style:text-properties officeooo:rsid="002f7fa7" officeooo:paragraph-rsid="002f7fa7"/>
    </style:style>
    <style:style style:name="P32" style:family="paragraph" style:parent-style-name="Standard">
      <style:text-properties officeooo:rsid="002f7fa7" officeooo:paragraph-rsid="003039fa"/>
    </style:style>
    <style:style style:name="P33" style:family="paragraph" style:parent-style-name="Standard">
      <style:text-properties officeooo:rsid="003039fa" officeooo:paragraph-rsid="003039fa"/>
    </style:style>
    <style:style style:name="P34" style:family="paragraph" style:parent-style-name="Standard">
      <style:text-properties officeooo:rsid="0031ec65" officeooo:paragraph-rsid="0031ec65"/>
    </style:style>
    <style:style style:name="P35" style:family="paragraph" style:parent-style-name="Standard">
      <style:text-properties officeooo:rsid="0033face" officeooo:paragraph-rsid="0033face"/>
    </style:style>
    <style:style style:name="P36" style:family="paragraph" style:parent-style-name="Standard">
      <style:text-properties officeooo:rsid="0033face" officeooo:paragraph-rsid="00356f7f"/>
    </style:style>
    <style:style style:name="P37" style:family="paragraph" style:parent-style-name="Standard">
      <style:text-properties officeooo:rsid="0035415f" officeooo:paragraph-rsid="0035415f"/>
    </style:style>
    <style:style style:name="P38" style:family="paragraph" style:parent-style-name="Standard">
      <style:text-properties officeooo:paragraph-rsid="0035415f"/>
    </style:style>
    <style:style style:name="P39" style:family="paragraph" style:parent-style-name="Standard">
      <style:text-properties officeooo:rsid="0014cc3e" officeooo:paragraph-rsid="0014cc3e"/>
    </style:style>
    <style:style style:name="P40" style:family="paragraph" style:parent-style-name="Standard">
      <style:text-properties officeooo:rsid="0014cc3e" officeooo:paragraph-rsid="0035415f"/>
    </style:style>
    <style:style style:name="P41" style:family="paragraph" style:parent-style-name="Standard">
      <style:text-properties officeooo:rsid="00119a09" officeooo:paragraph-rsid="0035415f"/>
    </style:style>
    <style:style style:name="P42" style:family="paragraph" style:parent-style-name="Standard">
      <style:text-properties officeooo:rsid="00356f7f" officeooo:paragraph-rsid="00356f7f"/>
    </style:style>
    <style:style style:name="P43" style:family="paragraph" style:parent-style-name="Table_20_Contents">
      <style:text-properties officeooo:rsid="0035415f" officeooo:paragraph-rsid="0035415f"/>
    </style:style>
    <style:style style:name="P44" style:family="paragraph" style:parent-style-name="Table_20_Contents">
      <style:text-properties officeooo:rsid="0035415f" officeooo:paragraph-rsid="00356f7f"/>
    </style:style>
    <style:style style:name="P45" style:family="paragraph" style:parent-style-name="Table_20_Contents">
      <style:text-properties fo:color="#3465a4"/>
    </style:style>
    <style:style style:name="P46" style:family="paragraph" style:parent-style-name="Table_20_Contents">
      <style:text-properties fo:color="#3465a4" officeooo:rsid="0035415f" officeooo:paragraph-rsid="0035415f"/>
    </style:style>
    <style:style style:name="P47" style:family="paragraph" style:parent-style-name="Table_20_Contents">
      <style:text-properties officeooo:paragraph-rsid="00356f7f"/>
    </style:style>
    <style:style style:name="P48" style:family="paragraph" style:parent-style-name="Table_20_Contents">
      <style:text-properties style:use-window-font-color="true" officeooo:paragraph-rsid="00356f7f"/>
    </style:style>
    <style:style style:name="P49" style:family="paragraph" style:parent-style-name="Table_20_Contents">
      <style:text-properties style:use-window-font-color="true" officeooo:rsid="0035415f" officeooo:paragraph-rsid="00356f7f"/>
    </style:style>
    <style:style style:name="P50" style:family="paragraph" style:parent-style-name="Table">
      <style:paragraph-properties fo:text-align="center" style:justify-single-word="false" fo:keep-with-next="always"/>
    </style:style>
    <style:style style:name="P51" style:family="paragraph" style:parent-style-name="Table">
      <style:paragraph-properties fo:text-align="center" style:justify-single-word="false" fo:keep-with-next="always"/>
      <style:text-properties officeooo:paragraph-rsid="00356f7f"/>
    </style:style>
    <style:style style:name="T1" style:family="text">
      <style:text-properties officeooo:rsid="000dc5b0"/>
    </style:style>
    <style:style style:name="T2" style:family="text">
      <style:text-properties officeooo:rsid="00119a09"/>
    </style:style>
    <style:style style:name="T3" style:family="text">
      <style:text-properties officeooo:rsid="0014cc3e"/>
    </style:style>
    <style:style style:name="T4" style:family="text">
      <style:text-properties officeooo:rsid="0015d312"/>
    </style:style>
    <style:style style:name="T5" style:family="text">
      <style:text-properties officeooo:rsid="0017b9fc"/>
    </style:style>
    <style:style style:name="T6" style:family="text">
      <style:text-properties officeooo:rsid="001b77ef"/>
    </style:style>
    <style:style style:name="T7" style:family="text">
      <style:text-properties officeooo:rsid="001d15a2"/>
    </style:style>
    <style:style style:name="T8" style:family="text">
      <style:text-properties officeooo:rsid="001fa259"/>
    </style:style>
    <style:style style:name="T9" style:family="text">
      <style:text-properties officeooo:rsid="00231130"/>
    </style:style>
    <style:style style:name="T10" style:family="text">
      <style:text-properties officeooo:rsid="00238de8"/>
    </style:style>
    <style:style style:name="T11" style:family="text">
      <style:text-properties officeooo:rsid="002582d9"/>
    </style:style>
    <style:style style:name="T12" style:family="text">
      <style:text-properties officeooo:rsid="0025acb7"/>
    </style:style>
    <style:style style:name="T13" style:family="text">
      <style:text-properties officeooo:rsid="0026277b"/>
    </style:style>
    <style:style style:name="T14" style:family="text">
      <style:text-properties officeooo:rsid="0027453f"/>
    </style:style>
    <style:style style:name="T15" style:family="text">
      <style:text-properties officeooo:rsid="00292bfa"/>
    </style:style>
    <style:style style:name="T16" style:family="text">
      <style:text-properties officeooo:rsid="002dab80"/>
    </style:style>
    <style:style style:name="T17" style:family="text">
      <style:text-properties fo:font-weight="bold" officeooo:rsid="0026277b" style:font-weight-asian="bold" style:font-weight-complex="bold"/>
    </style:style>
    <style:style style:name="T18" style:family="text">
      <style:text-properties fo:font-weight="bold" officeooo:rsid="0034306e" style:font-weight-asian="bold" style:font-weight-complex="bold"/>
    </style:style>
    <style:style style:name="T19" style:family="text">
      <style:text-properties officeooo:rsid="002f7fa7"/>
    </style:style>
    <style:style style:name="T20" style:family="text">
      <style:text-properties officeooo:rsid="003009f7"/>
    </style:style>
    <style:style style:name="T21" style:family="text">
      <style:text-properties officeooo:rsid="003039fa"/>
    </style:style>
    <style:style style:name="T22" style:family="text">
      <style:text-properties officeooo:rsid="0031ec65"/>
    </style:style>
    <style:style style:name="T23" style:family="text">
      <style:text-properties officeooo:rsid="003215d2"/>
    </style:style>
    <style:style style:name="T24" style:family="text">
      <style:text-properties officeooo:rsid="0034306e"/>
    </style:style>
    <style:style style:name="T25" style:family="text">
      <style:text-properties officeooo:rsid="0035415f"/>
    </style:style>
    <style:style style:name="T26" style:family="text">
      <style:text-properties officeooo:rsid="00356f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in Window</text:p>
      <text:p text:style-name="P1"/>
      <text:p text:style-name="P2"><text:span text:style-name="T1">Application main window is divided into two parts. Lower part contains comprehensive tool bar that allow one to perform all analytical activities. Upper part presents results and allow one for detailed inspection of results. </text:span></text:p>
      <text:p text:style-name="P2"/>
      <text:p text:style-name="P2"/>
      <text:p text:style-name="P2"/>
      <text:p text:style-name="P4">Toolbar sections:</text:p>
      <text:p text:style-name="P3"/>
      <text:p text:style-name="P4"/>
      <text:p text:style-name="P4">Soil Manager: open Soil Manager. See <text:span text:style-name="T2">&lt;</text:span>Soil Manager<text:span text:style-name="T2">&gt;</text:span> for details.</text:p>
      <text:p text:style-name="P4"/>
      <text:p text:style-name="P5">Soil Section: </text:p>
      <text:p text:style-name="P5">Soil: selects soils from the list by soil name. Soil names are custom names managed by user through soil Manager. When soil is changed, and has geolocation, its coordinates are automatically pushed to the coordinate sections, where can be changed by users. Soil list contains can contain all soils in soil database see: &lt;soil database&gt; or can contain limited selection managed through soil manager. </text:p>
      <text:p text:style-name="P5"/>
      <text:p text:style-name="P41">T3D <text:span text:style-name="T25">field</text:span>: </text:p>
      <text:p text:style-name="P41">ratio between …. Accepts values between 1.005 and 3.5. If input field contain value out of range, warning is raised and value is changed to default (currently 1.5).</text:p>
      <text:p text:style-name="P6"/>
      <text:p text:style-name="P41">HSD (mm) <text:span text:style-name="T25">field</text:span>:</text:p>
      <text:p text:style-name="P41"><text:s/>…. Accepts values between 0.3 an 100 mm. If input field contain value out of range, warning is raised and value is changed to default (currently 25mm).</text:p>
      <text:p text:style-name="P6"/>
      <text:p text:style-name="P6"><text:span text:style-name="T2">Show plot for location independent albedo curve, where x axis contains solar zenith angle between 0 and 90, where 0 means zenith and 90 means sunrise position. Albedo curve takes <text:s/>a45 parameter <text:s/>from soil database as well as T3D and HSD from soil parameters and uses formula presented in: (Cierniewski….) Formuła.</text:span></text:p>
      <text:p text:style-name="P5"/>
      <text:p text:style-name="P38"><text:span text:style-name="T3">Copy button: </text:span></text:p>
      <text:p text:style-name="P38"><text:span text:style-name="T3">Copy parameters necessary to calculate albedo curve and copy it to clipboard. Check header to copy parameters with labels. </text:span></text:p>
      <text:p text:style-name="P7"/>
      <text:p text:style-name="P40">Plot button: </text:p>
      <text:p text:style-name="P40">allow to save plot as graphic (pdf, png or svg) file. Location and name is set by save file dialog.</text:p>
      <text:p text:style-name="P7">Parmatres a,b,c and d are parameters of curve formula.</text:p>
      <text:p text:style-name="P7"/>
      <text:p text:style-name="P7">Coordinate section:</text:p>
      <text:p text:style-name="P8">Coordinate sections allow to <text:span text:style-name="T4">set geographic coordinates (place on Earth) where changes of the albedo is calculated. Each soil sample, if has geolocation push its location to coordinates section. Such coordinates can be changed directly by entering values manually into the appropriate fields or by pointing location on the map.</text:span></text:p>
      <text:p text:style-name="P12">Map button: </text:p>
      <text:p text:style-name="P10"><text:span text:style-name="T4">map button calls the Earth map where location of all main arable lands in marked by colours. If one wants to select custom location on map simply point the location by cursor and click on the map. <text:s/>Map allow to select location with an accuracy of 0.5 decimal degree. </text:span></text:p>
      <text:p text:style-name="P9"><text:soft-page-break/></text:p>
      <text:p text:style-name="P13">Block check box.</text:p>
      <text:p text:style-name="P10"><text:span text:style-name="T5">When checked location set in coordinate section cannot be changed by changing soil parameters in the soil section. This feature is especially useful to test how different soils will behave the given location.</text:span></text:p>
      <text:p text:style-name="P10"/>
      <text:p text:style-name="P11">Date selection section</text:p>
      <text:p text:style-name="P11">Date selection allow one to select date or range of dates for which the variability of albedo will be calculated. <text:s/></text:p>
      <text:p text:style-name="P10"/>
      <text:p text:style-name="P14">Start day, end day:</text:p>
      <text:p text:style-name="P15"><text:span text:style-name="T6">Both start and and day can be selected as exact date using calendar pop up or <text:s/>direct entering of the date. Second method is &lt;day of year&gt;, it allow to select the day as a number between 1 an 366. Each date can be selected in any form and calendar widget and day of year field are synchronized. First and last day creates a time series of days for which albedo will be calculated.</text:span></text:p>
      <text:p text:style-name="P15"/>
      <text:p text:style-name="P14">Year button:</text:p>
      <text:p text:style-name="P14">Changes the start and end day to the first and last day of the year respectively. It allow to calculate the day changes of albedo for each day of the year.</text:p>
      <text:p text:style-name="P15"/>
      <text:p text:style-name="P14">Day button:</text:p>
      <text:p text:style-name="P15"><text:span text:style-name="T6">set the end day to the start day. It allow to calculate changes of the albedo for the given one day of the year</text:span></text:p>
      <text:p text:style-name="P15"/>
      <text:p text:style-name="P14">break:</text:p>
      <text:p text:style-name="P16"><text:span text:style-name="T6">Allow to increase interval between subsequent days in the time series. Useful especially for very long time series (like year) when <text:s/>small changes in following days are not importatant. Number in the field describes interval between days, default one means every day in time series, 2 means every second day 3 means every third day etc.</text:span></text:p>
      <text:p text:style-name="P16"/>
      <text:p text:style-name="P17">Errors</text:p>
      <text:p text:style-name="P17">Errors in % (values between 0 and 100) to</text:p>
      <text:p text:style-name="P16"><text:span text:style-name="T7"><text:s text:c="3"/></text:span></text:p>
      <text:p text:style-name="P10"/>
      <text:p text:style-name="P18">Soil Manager</text:p>
      <text:p text:style-name="P19">Soil manager is a <text:span text:style-name="T9">sub-module</text:span> designated to manage soils spectr<text:span text:style-name="T9">a</text:span>. Its divided into two sections (tabs): one prepared to add, remove, print and modify <text:span text:style-name="T9">individual</text:span> soil spectr<text:span text:style-name="T9">a</text:span>, second to group individual <text:span text:style-name="T9">spectra</text:span> into collections <text:span text:style-name="T9">as well as to massive import and export of data. First section is called spectrum manager, second collection manager. Soil list is a part shared by the spectra and collection manager. It works in different way depending on the section. <text:s/></text:span></text:p>
      <text:p text:style-name="P19"/>
      <text:p text:style-name="P20">S<text:span text:style-name="T13">ection</text:span> spectra manager:</text:p>
      <text:p text:style-name="P20">This s<text:span text:style-name="T13">ection</text:span> is designed to manage individual spectra.</text:p>
      <text:p text:style-name="P20"/>
      <text:p text:style-name="P25">Soil list:</text:p>
      <text:p text:style-name="P25"><text:s/>It allow to select and activate individual soil. <text:span text:style-name="T14">To select soil user must click deselected soil name. </text:span>Only one soil can be actively selected, <text:span text:style-name="T14">so clicking on the different name will deselect current soil.</text:span> <text:span text:style-name="T14">Selected soil is marked blue. To deselect all soils user must click clear button.</text:span></text:p>
      <text:p text:style-name="P25"/>
      <text:p text:style-name="P20">Open Button:</text:p>
      <text:p text:style-name="P21"><text:soft-page-break/>Opens file containing individual spectra. It must be a Excel or csv (comma separated values) file formatted in a way described in <text:span text:style-name="T20">the </text:span>input data section. <text:span text:style-name="T8">File then is parsed and after that spectrum is shown as plot. If spectrum is not yet added to the database, source info in left right corner is “From file”. If soil spectrum has extended format, ie. it contains also name and coordinates of soil sample, these parameters are automatically added to appropriate fields in soil manager window. </text:span>Both name and geolocation can be changed <text:span text:style-name="T12">during the import</text:span>. If user accept input data can add spectrum to soil database. </text:p>
      <text:p text:style-name="P20"/>
      <text:p text:style-name="P23">Name field:</text:p>
      <text:p text:style-name="P23">Allow to choose or change the name of the soil spectrum</text:p>
      <text:p text:style-name="P23"/>
      <text:p text:style-name="P23">Latitude, Longitude: Allow to choose or change the geolocation of the soil spectrum. Can be remained empty <text:span text:style-name="T12">(not recommended)</text:span>.</text:p>
      <text:p text:style-name="P20"/>
      <text:p text:style-name="P20"/>
      <text:p text:style-name="P20">Add Button:</text:p>
      <text:p text:style-name="P22">Adds spectrum to soil database. <text:span text:style-name="T8">Active only when new soil is added. </text:span></text:p>
      <text:p text:style-name="P20"/>
      <text:p text:style-name="P20">Modify Button</text:p>
      <text:p text:style-name="P20">Modify <text:span text:style-name="T11">selected </text:span>s<text:span text:style-name="T11">oil</text:span> already added to the database. <text:span text:style-name="T11">Only name and location can be changed. Spectrum cannot. If user want to change spectrum, must delete it and then re-import.</text:span></text:p>
      <text:p text:style-name="P20"/>
      <text:p text:style-name="P20">Delete Button:</text:p>
      <text:p text:style-name="P20">Allow to remove <text:span text:style-name="T11">selected </text:span>spectrum from the database. This operation is undone, <text:span text:style-name="T11">however</text:span> <text:span text:style-name="T11">any</text:span> removed spectrum must be re-added <text:span text:style-name="T11">using Open and Add buttons.</text:span></text:p>
      <text:p text:style-name="P20"/>
      <text:p text:style-name="P25">Clear Button:</text:p>
      <text:p text:style-name="P25">Clear selection or remove imported soil before adding it to the database.</text:p>
      <text:p text:style-name="P20"/>
      <text:p text:style-name="P23">Plot Button:</text:p>
      <text:p text:style-name="P23">Allow to save spectrum chart as png, svg or pdf file. Default is pdf.</text:p>
      <text:p text:style-name="P23"/>
      <text:p text:style-name="P23">Copy Button:</text:p>
      <text:p text:style-name="P23">Copy structure of the selected spectrum file to the clipboard. Content of the clipboard can be pasted to the any file including text file and spreadsheets. </text:p>
      <text:p text:style-name="P23"/>
      <text:p text:style-name="P23">Resolution field: </text:p>
      <text:p text:style-name="P23">Resolution field is connected with copy button and allow <text:span text:style-name="T16">to </text:span>select resolution of the copied spectrum. 0 means that resolution of the spectrum will remain unchanged (as is in database), while values between 1 and more means that spectrum will be exported with given interval.</text:p>
      <text:p text:style-name="P23"/>
      <text:p text:style-name="P28">Section collection manager:</text:p>
      <text:p text:style-name="P28">This section is designed to work with group of soils in one step. Group must contain at least one soil. </text:p>
      <text:p text:style-name="P27">In collection manager <text:span text:style-name="T13">soil</text:span> <text:span text:style-name="T13">list </text:span>allow to select more then one soil to crea<text:span text:style-name="T13">te a group called </text:span><text:span text:style-name="T17">collection</text:span><text:span text:style-name="T13">. </text:span><text:span text:style-name="T17">Selection</text:span><text:span text:style-name="T13"> – group of selected soils is independent to the collection. Soils can be temporarily added removed from the collection before any future actions.</text:span></text:p>
      <text:p text:style-name="P26"/>
      <text:p text:style-name="P26"><text:span text:style-name="T15">Soil list:</text:span></text:p>
      <text:p text:style-name="P26"><text:soft-page-break/><text:span text:style-name="T15">To select soil in the soil list one must click deselected soil name. To deselect user must click one of the selected soil. Selected soil is marked blue. To clear selection user must click clear button. It clears all selections in the entire section. </text:span></text:p>
      <text:p text:style-name="P26"/>
      <text:p text:style-name="P29">New Button (collections):</text:p>
      <text:p text:style-name="P29">Allow to create new collection from selected soils. At least one soil must be selected.</text:p>
      <text:p text:style-name="P29"/>
      <text:p text:style-name="P29">Modify Button (collections):</text:p>
      <text:p text:style-name="P29">Allow to modify existing collection. To modify collection user must to select collection from collections list, next by selecting or deselecting preferred soils, and next to click modify button.</text:p>
      <text:p text:style-name="P29"/>
      <text:p text:style-name="P29">Delete Button (collections):</text:p>
      <text:p text:style-name="P29">Allow to remove collection. It <text:span text:style-name="T16">only</text:span> removes collection <text:span text:style-name="T16">as a container.</text:span> <text:span text:style-name="T16">C</text:span>ontent of the collection <text:span text:style-name="T16">(soils)</text:span> remain untouched. </text:p>
      <text:p text:style-name="P29"/>
      <text:p text:style-name="P29">Reset Button (collections):</text:p>
      <text:p text:style-name="P30">Limit selection to active collection. Useful when user temporarily added or removed soils from the collection. </text:p>
      <text:p text:style-name="P29"/>
      <text:p text:style-name="P29">Clear Button (collections):</text:p>
      <text:p text:style-name="P30">Clears all selections in the entire section, including soil list, collection list, import and export section.</text:p>
      <text:p text:style-name="P30"/>
      <text:p text:style-name="P30">Use Button (collections):</text:p>
      <text:p text:style-name="P30">Use only active selection in the rest of the software.</text:p>
      <text:p text:style-name="P30"/>
      <text:p text:style-name="P31">Close Button:</text:p>
      <text:p text:style-name="P31">Close soil manager.</text:p>
      <text:p text:style-name="P31"/>
      <text:p text:style-name="P31">Select (import):</text:p>
      <text:p text:style-name="P31">Select external file to batch import of soils spectrum. Soils spectrum must be formatted <text:span text:style-name="T10">in a way described in the input data section. This step does not yet import data. If soil names found it the import file are also found in the soil database, those columns are excluded from import. It allow to re-use existing external file already containing spectra when single spectra were added to that file. List of imported soils are listed in the text box below.</text:span></text:p>
      <text:p text:style-name="P31"/>
      <text:p text:style-name="P33">Clear <text:span text:style-name="T19">(import):</text:span></text:p>
      <text:p text:style-name="P33">Clear selection, nothing will be imported.</text:p>
      <text:p text:style-name="P33"/>
      <text:p text:style-name="P33">Import <text:span text:style-name="T19">(import):</text:span></text:p>
      <text:p text:style-name="P33">Process importing of selected spectra. <text:span text:style-name="T22">After importing soils are added to the soil list and selected. User then can create new collection from imported soils or add them individually to existing collections or left them unassigned. After importing newly added soils may be added outside the current list view. User must check if any soils are added by inspecting entire soil list. </text:span></text:p>
      <text:p text:style-name="P33"/>
      <text:p text:style-name="P32">Select (<text:span text:style-name="T21">export</text:span>):</text:p>
      <text:p text:style-name="P34">Use active selection to export soils to external file. File will be f<text:span text:style-name="T19">ormatted in a way described in the input data section, </text:span>so file can be used to re-import data. <text:span text:style-name="T10">List of </text:span>exported<text:span text:style-name="T10"> soils are listed in the text box below.</text:span></text:p>
      <text:p text:style-name="P32"/>
      <text:p text:style-name="P33"><text:soft-page-break/>Clear <text:span text:style-name="T19">(</text:span>export<text:span text:style-name="T19">):</text:span></text:p>
      <text:p text:style-name="P33">Clear selection, nothing will be <text:span text:style-name="T22">exported</text:span></text:p>
      <text:p text:style-name="P33"/>
      <text:p text:style-name="P33"><text:span text:style-name="T22">Export</text:span> <text:span text:style-name="T19">(</text:span>export<text:span text:style-name="T19">):</text:span></text:p>
      <text:p text:style-name="P33">Process <text:span text:style-name="T22">exporting</text:span> of selected spectra. <text:span text:style-name="T22">Message will appear after success. </text:span></text:p>
      <text:p text:style-name="P24">Resolution field: </text:p>
      <text:p text:style-name="P24">Resolution field is connected with <text:span text:style-name="T23">Export</text:span> button and allow <text:span text:style-name="T23">user</text:span> <text:span text:style-name="T16">to </text:span>select resolution of the copied spectrum. 0 means that resolution of the spectrum will remain unchanged (as is in database), while values between 1 and more means that spectrum will be exported with given interval.</text:p>
      <text:p text:style-name="P24"/>
      <text:p text:style-name="P35">Import Data format:</text:p>
      <text:p text:style-name="P35"/>
      <text:p text:style-name="P37">Individual spectrum:</text:p>
      <text:p text:style-name="P35">Spectrum data <text:span text:style-name="T24">before importing must be formatted in the specific way. Two file types are accepted: comma separated values (csv) and Excel files (both xls and xlsx). <text:s/>To import individual soil file must contains at least spectrum: left column contain wavelengths, right column reflectance. <text:s/>Optionally import can contain </text:span><text:span text:style-name="T18">symbol</text:span><text:span text:style-name="T24"> (soil name) and </text:span><text:span text:style-name="T18">latitude</text:span><text:span text:style-name="T24"> and </text:span><text:span text:style-name="T18">longitude</text:span><text:span text:style-name="T24"> of soil spectrum. Wavelengths can have any resolution, but must start from 350 nm and ends to 2500 nm. Latitude and longitude must be in Decimal Degrees (D.D)</text:span></text:p>
      <text:p text:style-name="P35"/>
      <text:p text:style-name="P50">Table <text:sequence text:ref-name="refTable0" text:name="Table" text:formula="ooow:Table+1" style:num-format="1">1</text:sequence>: Formatting of individual file. Optional elements are mar<text:span text:style-name="T26">k</text:span>ed blue</text:p>
      <table:table table:name="Table1" table:style-name="Table1">
        <table:table-column table:style-name="Table1.A"/>
        <table:table-column table:style-name="Table1.B"/>
        <table:table-row>
          <table:table-cell table:style-name="Table1.A1" office:value-type="string">
            <text:p text:style-name="P46">Symbol</text:p>
          </table:table-cell>
          <table:table-cell table:style-name="Table1.B1" office:value-type="string">
            <text:p text:style-name="P46">SoilName</text:p>
          </table:table-cell>
        </table:table-row>
        <table:table-row>
          <table:table-cell table:style-name="Table1.A2" office:value-type="string">
            <text:p text:style-name="P46">lat</text:p>
          </table:table-cell>
          <table:table-cell table:style-name="Table1.B2" office:value-type="string">
            <text:p text:style-name="P45">-<text:span text:style-name="T25">30.01</text:span></text:p>
          </table:table-cell>
        </table:table-row>
        <table:table-row>
          <table:table-cell table:style-name="Table1.A2" office:value-type="string">
            <text:p text:style-name="P46">lon</text:p>
          </table:table-cell>
          <table:table-cell table:style-name="Table1.B2" office:value-type="string">
            <text:p text:style-name="P46">23.12</text:p>
          </table:table-cell>
        </table:table-row>
        <table:table-row>
          <table:table-cell table:style-name="Table1.A2" office:value-type="string">
            <text:p text:style-name="P43">350</text:p>
          </table:table-cell>
          <table:table-cell table:style-name="Table1.B2" office:value-type="string">
            <text:p text:style-name="P43">0.13</text:p>
          </table:table-cell>
        </table:table-row>
        <table:table-row>
          <table:table-cell table:style-name="Table1.A2" office:value-type="string">
            <text:p text:style-name="P43">360</text:p>
          </table:table-cell>
          <table:table-cell table:style-name="Table1.B2" office:value-type="string">
            <text:p text:style-name="P43">0.19</text:p>
          </table:table-cell>
        </table:table-row>
        <table:table-row>
          <table:table-cell table:style-name="Table1.A2" office:value-type="string">
            <text:p text:style-name="Table_20_Contents">...</text:p>
          </table:table-cell>
          <table:table-cell table:style-name="Table1.B2" office:value-type="string">
            <text:p text:style-name="Table_20_Contents"/>
          </table:table-cell>
        </table:table-row>
        <table:table-row>
          <table:table-cell table:style-name="Table1.A2" office:value-type="string">
            <text:p text:style-name="P43">2500</text:p>
          </table:table-cell>
          <table:table-cell table:style-name="Table1.B2" office:value-type="string">
            <text:p text:style-name="P43">0.43</text:p>
          </table:table-cell>
        </table:table-row>
      </table:table>
      <text:p text:style-name="P35"/>
      <text:p text:style-name="P35"/>
      <text:p text:style-name="P37">Group spectrum:</text:p>
      <text:p text:style-name="P42">To import entire group of spectrum file must contain both spectrum and name and geolocation (latitude and longitude). This is necessary because during the import user cannot manage names and geolocations for individual spectra. </text:p>
      <text:p text:style-name="P51">Table <text:sequence text:ref-name="refTable1" text:name="Table" text:formula="ooow:Table+1" style:num-format="1">2</text:sequence>: Formatting of <text:span text:style-name="T26">group</text:span> fil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9">Symbol</text:p>
          </table:table-cell>
          <table:table-cell table:style-name="Table2.A1" office:value-type="string">
            <text:p text:style-name="P49">Soil<text:span text:style-name="T26">1</text:span></text:p>
          </table:table-cell>
          <table:table-cell table:style-name="Table2.A1" office:value-type="string">
            <text:p text:style-name="P49">Soil<text:span text:style-name="T26">2</text:span></text:p>
          </table:table-cell>
          <table:table-cell table:style-name="Table2.D1" office:value-type="string">
            <text:p text:style-name="P49">Soil<text:span text:style-name="T26">3</text:span></text:p>
          </table:table-cell>
        </table:table-row>
        <table:table-row>
          <table:table-cell table:style-name="Table2.A2" office:value-type="string">
            <text:p text:style-name="P49">lat</text:p>
          </table:table-cell>
          <table:table-cell table:style-name="Table2.A2" office:value-type="string">
            <text:p text:style-name="P48">-<text:span text:style-name="T25">30.01</text:span></text:p>
          </table:table-cell>
          <table:table-cell table:style-name="Table2.A2" office:value-type="string">
            <text:p text:style-name="P48">-<text:span text:style-name="T25">30.01</text:span></text:p>
          </table:table-cell>
          <table:table-cell table:style-name="Table2.D2" office:value-type="string">
            <text:p text:style-name="P48">-<text:span text:style-name="T25">30.01</text:span></text:p>
          </table:table-cell>
        </table:table-row>
        <table:table-row>
          <table:table-cell table:style-name="Table2.A2" office:value-type="string">
            <text:p text:style-name="P49">lon</text:p>
          </table:table-cell>
          <table:table-cell table:style-name="Table2.A2" office:value-type="string">
            <text:p text:style-name="P49">23.12</text:p>
          </table:table-cell>
          <table:table-cell table:style-name="Table2.A2" office:value-type="string">
            <text:p text:style-name="P49">23.12</text:p>
          </table:table-cell>
          <table:table-cell table:style-name="Table2.D2" office:value-type="string">
            <text:p text:style-name="P49">23.12</text:p>
          </table:table-cell>
        </table:table-row>
        <table:table-row>
          <table:table-cell table:style-name="Table2.A2" office:value-type="string">
            <text:p text:style-name="P44">350</text:p>
          </table:table-cell>
          <table:table-cell table:style-name="Table2.A2" office:value-type="string">
            <text:p text:style-name="P44">0.13</text:p>
          </table:table-cell>
          <table:table-cell table:style-name="Table2.A2" office:value-type="string">
            <text:p text:style-name="P44">0.13</text:p>
          </table:table-cell>
          <table:table-cell table:style-name="Table2.D2" office:value-type="string">
            <text:p text:style-name="P44">0.13</text:p>
          </table:table-cell>
        </table:table-row>
        <table:table-row>
          <table:table-cell table:style-name="Table2.A2" office:value-type="string">
            <text:p text:style-name="P44">360</text:p>
          </table:table-cell>
          <table:table-cell table:style-name="Table2.A2" office:value-type="string">
            <text:p text:style-name="P44">0.19</text:p>
          </table:table-cell>
          <table:table-cell table:style-name="Table2.A2" office:value-type="string">
            <text:p text:style-name="P44">0.19</text:p>
          </table:table-cell>
          <table:table-cell table:style-name="Table2.D2" office:value-type="string">
            <text:p text:style-name="P44">0.19</text:p>
          </table:table-cell>
        </table:table-row>
        <table:table-row>
          <table:table-cell table:style-name="Table2.A2" office:value-type="string">
            <text:p text:style-name="P47">...</text:p>
          </table:table-cell>
          <table:table-cell table:style-name="Table2.A2" office:value-type="string">
            <text:p text:style-name="P47"/>
          </table:table-cell>
          <table:table-cell table:style-name="Table2.A2" office:value-type="string">
            <text:p text:style-name="P47"/>
          </table:table-cell>
          <table:table-cell table:style-name="Table2.D2" office:value-type="string">
            <text:p text:style-name="P47"/>
          </table:table-cell>
        </table:table-row>
        <text:soft-page-break/>
        <table:table-row>
          <table:table-cell table:style-name="Table2.A2" office:value-type="string">
            <text:p text:style-name="P44">2500</text:p>
          </table:table-cell>
          <table:table-cell table:style-name="Table2.A2" office:value-type="string">
            <text:p text:style-name="P44">0.43</text:p>
          </table:table-cell>
          <table:table-cell table:style-name="Table2.A2" office:value-type="string">
            <text:p text:style-name="P44">0.43</text:p>
          </table:table-cell>
          <table:table-cell table:style-name="Table2.D2" office:value-type="string">
            <text:p text:style-name="P44">0.43</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5T12:54:06.805305842</meta:creation-date>
    <dc:date>2020-06-30T11:01:30.597745212</dc:date>
    <meta:editing-duration>PT1H52M15S</meta:editing-duration>
    <meta:editing-cycles>26</meta:editing-cycles>
    <meta:generator>LibreOffice/6.2.8.2$Linux_X86_64 LibreOffice_project/20$Build-2</meta:generator>
    <dc:creator>Jarosław Jasiewicz</dc:creator>
    <meta:document-statistic meta:table-count="2" meta:image-count="0" meta:object-count="0" meta:page-count="6" meta:paragraph-count="138" meta:word-count="1776" meta:character-count="10685" meta:non-whitespace-character-count="9008"/>
  </office:meta>
</office:document-meta>
</file>